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820000013968C75C12.png"/>
  <manifest:file-entry manifest:media-type="image/png" manifest:full-path="Pictures/1000000000000651000002D05832E098.png"/>
  <manifest:file-entry manifest:media-type="image/png" manifest:full-path="Pictures/1000000000000653000000B67F9A72A4.png"/>
  <manifest:file-entry manifest:media-type="image/png" manifest:full-path="Pictures/1000000000000652000000A55AFAA750.png"/>
  <manifest:file-entry manifest:media-type="image/png" manifest:full-path="Pictures/10000000000006600000009BA089751D.png"/>
  <manifest:file-entry manifest:media-type="image/png" manifest:full-path="Pictures/1000000000000650000001071D77A51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.59cm" svg:height="7.832cm" draw:z-index="0"><draw:image xlink:href="Pictures/1000000000000651000002D05832E098.png" xlink:type="simple" xlink:show="embed" xlink:actuate="onLoad"/></draw:frame><draw:frame draw:style-name="fr2" draw:name="graphics2" text:anchor-type="paragraph" svg:x="0cm" svg:y="7.83cm" svg:width="17.59cm" svg:height="2.861cm" draw:z-index="1"><draw:image xlink:href="Pictures/1000000000000650000001071D77A512.png" xlink:type="simple" xlink:show="embed" xlink:actuate="onLoad"/></draw:frame><draw:frame draw:style-name="fr2" draw:name="graphics3" text:anchor-type="paragraph" svg:x="0cm" svg:y="10.689cm" svg:width="17.59cm" svg:height="1.977cm" draw:z-index="2"><draw:image xlink:href="Pictures/1000000000000653000000B67F9A72A4.png" xlink:type="simple" xlink:show="embed" xlink:actuate="onLoad"/></draw:frame><draw:frame draw:style-name="fr2" draw:name="graphics4" text:anchor-type="paragraph" svg:x="-0.016cm" svg:y="15.903cm" svg:width="17.59cm" svg:height="1.792cm" draw:z-index="3"><draw:image xlink:href="Pictures/1000000000000652000000A55AFAA750.png" xlink:type="simple" xlink:show="embed" xlink:actuate="onLoad"/></draw:frame><draw:frame draw:style-name="fr2" draw:name="graphics5" text:anchor-type="paragraph" svg:x="-0.016cm" svg:y="17.694cm" svg:width="17.59cm" svg:height="6.13cm" draw:z-index="4"><draw:image xlink:href="Pictures/10000000000003820000013968C75C12.png" xlink:type="simple" xlink:show="embed" xlink:actuate="onLoad"/></draw:frame><draw:frame draw:style-name="fr2" draw:name="graphics6" text:anchor-type="paragraph" svg:x="-0.083cm" svg:y="12.947cm" svg:width="17.59cm" svg:height="1.67cm" draw:z-index="5"><draw:image xlink:href="Pictures/10000000000006600000009BA08975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jeevan Arunthavaratnam</meta:initial-creator>
    <meta:creation-date>2023-03-22T18:53:36.84</meta:creation-date>
    <meta:document-statistic meta:table-count="0" meta:image-count="6" meta:object-count="0" meta:page-count="1" meta:paragraph-count="0" meta:word-count="0" meta:character-count="0"/>
    <dc:date>2023-03-22T19:02:12.82</dc:date>
    <dc:creator>Sajeevan Arunthavaratnam</dc:creator>
    <meta:editing-duration>PT8M36S</meta:editing-duration>
    <meta:editing-cycles>1</meta:editing-cycles>
    <meta:generator>OpenOffice/4.1.10$Win32 OpenOffice.org_project/4110m2$Build-9807</meta:generator>
  </office:meta>
</office:document-meta>
</file>